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OpenSymbol" svg:font-family="OpenSymbol"/>
    <style:font-face style:name="Steve Hand" svg:font-family="'Steve Han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font-size="10pt" fo:language="en" fo:country="US" fo:font-weight="normal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font-size="10pt" fo:language="en" fo:country="US" fo:font-weight="bold" style:font-weight-asian="bold" style:font-weight-complex="bold"/>
    </style:style>
    <style:style style:name="P3" style:family="paragraph" style:parent-style-name="Head_20_1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column" fo:background-color="transparent" style:writing-mode="lr-tb">
        <style:background-image/>
      </style:paragraph-properties>
    </style:style>
    <style:style style:name="P5" style:family="paragraph" style:parent-style-name="Normal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language="en" fo:country="US"/>
    </style:style>
    <style:style style:name="P7" style:family="paragraph" style:parent-style-name="Standard" style:list-style-name="L2"/>
    <style:style style:name="P8" style:family="paragraph" style:parent-style-name="Standard" style:list-style-name="L1">
      <style:paragraph-properties fo:margin-left="0.508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  <style:text-properties fo:color="#000000" fo:font-size="10pt" fo:language="en" fo:country="US" fo:font-weight="normal"/>
    </style:style>
    <style:style style:name="P9" style:family="paragraph" style:parent-style-name="Standard" style:list-style-name="L1">
      <style:paragraph-properties fo:margin-left="0.508cm" fo:margin-right="0cm" fo:line-height="100%" fo:text-align="start" style:justify-single-word="false" fo:text-indent="0cm" style:auto-text-indent="false" fo:background-color="transparent" style:writing-mode="lr-tb">
        <style:background-image/>
      </style:paragraph-properties>
    </style:style>
    <style:style style:name="P10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size="10pt" fo:language="en" fo:country="US" fo:font-weight="normal"/>
    </style:style>
    <style:style style:name="T4" style:family="text">
      <style:text-properties fo:font-variant="normal" fo:text-transform="none" fo:color="#000000" style:font-name="Liberation Serif1" fo:font-size="12pt" fo:language="en" fo:country="US" fo:font-weight="normal"/>
    </style:style>
    <style:style style:name="T5" style:family="text">
      <style:text-properties style:font-name="Liberation Serif1" fo:font-size="12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0000" style:background-transparency="0%" fo:padding="0.254cm" fo:border="0.26pt solid #000000" style:shadow="non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➢">
        <style:list-level-properties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
          <text:s/>
        </text:p>
        <text:p text:style-name="P6"/>
        <text:p text:style-name="P5">WebODF is an exiting new technology that you can find in on <text:span text:style-name="Emphasis">mobile phones</text:span> and <text:span text:style-name="Emphasis">tablets</text:span>, embedded in <text:span text:style-name="Emphasis">wiki’s, intranet solutions</text:span> and <text:span text:style-name="Emphasis">webmail</text:span> and even in browsers. </text:p>
        <text:p text:style-name="P5"/>
        <text:p text:style-name="P5">It can do one simple yet amazingly useful thing - show office documents without any other software dependency on your system and without the need for any server to translate the documents for you. </text:p>
        <text:p text:style-name="Non_20_existent">It can embed fonts too!</text:p>
        <text:p text:style-name="P10"/>
        <text:p text:style-name="P5"><text:span text:style-name="T1">That means that WebODF is able to give you access to your documents everywhere, without forcing you to give others access too. WebODF can work with</text:span> text docum<text:span text:style-name="T1">ents, spreadsheets and even complete presentations. And you can use all the things you need to make great looking content: styles, fancy graphics that look sharp and crisp, as well as embedded fonts that make your creation look consistently on every device. </text:span></text:p>
        <text:p xml:id="rdfid-acd255ab-6138-491c-857e-e6414b22f194" text:style-name="P4">
          <text:span text:style-name="T1">WebODF is entirely written in Javascript, the language that powers the modern web. But its real power comes from the browser – making it the most portable office code in existence. And it is free software - you can copy it and add it to your website or software easily as well, completely for free.That is right: you don’t need to buy any software.</text:span>
        </text:p>
        <text:p text:style-name="P1"/>
        <text:p text:style-name="P2">
          <text:span text:style-name="T5">A few of the many advantages of WebODF:</text:span>
        </text:p>
        <text:p text:style-name="P2"/>
        <text:list xml:id="list7646281411" text:style-name="L1">
          <text:list-item>
            <text:p text:style-name="P8">
              <text:span text:style-name="T4">based on the internationally recognised ODF standard</text:span>
            </text:p>
          </text:list-item>
          <text:list-item>
            <text:p text:style-name="P8">
              <text:span text:style-name="T4">integrates perfectly into existing websites and apps</text:span>
            </text:p>
          </text:list-item>
          <text:list-item>
            <text:p text:style-name="P9">
              <text:span text:style-name="T4">highly modular, </text:span>
              <text:span text:style-name="T1">adding additional functionalities that fits your needs is easy </text:span>
            </text:p>
          </text:list-item>
        </text:list>
        <text:h text:style-name="Heading_20_1" text:outline-level="1">How to get WebODF</text:h>
        <text:list xml:id="list598527634" text:style-name="L2">
          <text:list-item>
            <text:p text:style-name="P7">Go to WebODF.org and see if there is already a version meeting your needs</text:p>
          </text:list-item>
          <text:list-item>
            <text:p text:style-name="P7">Search for it directly in your <text:s/>app store</text:p>
          </text:list-item>
          <text:list-item>
            <text:p text:style-name="P7">Or download the sourcecode of WebODF and create your own application with it.</text:p>
          </text:list-item>
        </text:list>
        <text:p text:style-name="Normal">
          <draw:frame draw:style-name="fr1" draw:name="How to get WebODF" text:anchor-type="paragraph" svg:x="0.203cm" svg:y="0.203cm" svg:width="0.041cm" draw:z-index="12">
            <draw:text-box fo:min-height="2.203cm">
              <text:p text:style-name="Frame_20_contents">Test WebODF online</text:p>
              <text:p text:style-name="Frame_20_contents"><text:s/>- for free !!!</text:p>
            </draw:text-box>
          </draw:frame>
       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erif1" svg:font-family="'Liberation Serif'"/>
    <style:font-face style:name="OpenSymbol" svg:font-family="OpenSymbol"/>
    <style:font-face style:name="Steve Hand" svg:font-family="'Steve Han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Liberation Serif" fo:font-size="12pt" fo:language="en" fo:country="US" style:font-name-asian="Bitstream Vera Sans" style:font-size-asian="12pt" style:language-asian="en" style:country-asian="US" style:font-name-complex="DejaVu Sans Condensed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fo:font-size="10pt" fo:language="en" fo:country="none" fo:font-weight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/>
    <style:style style:name="Contents_20_10" style:display-name="Contents 10" style:family="paragraph" style:class="index">
      <style:paragraph-properties fo:margin="100%" fo:margin-left="2.54cm" fo:margin-right="0cm" fo:text-indent="0cm" style:auto-text-indent="false"/>
    </style:style>
    <style:style style:name="Head_20_1" style:display-name="Head 1" style:family="paragraph" style:next-style-name="Standard">
      <style:text-properties fo:font-size="20pt" fo:font-weight="bold"/>
    </style:style>
    <style:style style:name="Non_20_existent" style:display-name="Non existent" style:family="paragraph" style:next-style-name="Standard">
      <style:text-properties style:font-name="Steve Hand" fo:font-size="20pt" fo:font-weight="bold"/>
    </style:style>
    <style:style style:name="Footer" style:family="paragraph" style:parent-style-name="Standard" style:class="extra">
      <style:paragraph-properties fo:margin="100%" fo:margin-left="-1.829cm" fo:margin-right="2.032cm" fo:text-indent="0cm" style:auto-text-indent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" style:family="paragraph" style:parent-style-name="Standard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ffffff" style:font-name="Steve Hand" fo:font-size="18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.002cm" fo:margin-top="0.499cm"/>
      </style:footer-style>
    </style:page-layout>
  </office:automatic-styles>
  <office:master-styles>
    <style:master-page style:name="Standard" style:page-layout-name="Mpm1">
      <style:footer>
        <text:p text:style-name="Footer">
          <draw:frame draw:style-name="Mfr1" draw:name="7" text:anchor-type="paragraph" svg:x="-2.261cm" svg:y="0cm" svg:width="4.496cm" svg:height="5.592cm" draw:z-index="7">
            <draw:image xlink:href="Pictures/200000010000263E00002C7167EE48C6.svm" xlink:type="simple" xlink:show="embed" xlink:actuate="onLoad"/>
            <svg:title>Guitar player</svg:title>
            <svg:desc>An image of a guitar player</svg:desc>
          </draw:frame>
          <draw:frame draw:style-name="Mfr1" draw:name="6" text:anchor-type="paragraph" svg:x="1.506cm" svg:y="-6.35cm" svg:width="3.436cm" svg:height="6.468cm" draw:z-index="1">
            <draw:image xlink:href="Pictures/2000000100002025000039FBC9E7D407.svm" xlink:type="simple" xlink:show="embed" xlink:actuate="onLoad"/>
            <svg:title>Drummer</svg:title>
            <svg:desc>An image of a drummer</svg:desc>
          </draw:frame>
          <draw:frame draw:style-name="Mfr1" draw:name="4" text:anchor-type="paragraph" svg:x="4.526cm" svg:y="-6.35cm" svg:width="3.154cm" svg:height="5.782cm" draw:z-index="3">
            <draw:image xlink:href="Pictures/200000010000191D00002EB738BFB58A.svm" xlink:type="simple" xlink:show="embed" xlink:actuate="onLoad"/>
            <svg:title>Guitar player</svg:title>
            <svg:desc>An image of a guitar player</svg:desc>
          </draw:frame>
          <draw:frame draw:style-name="Mfr2" draw:name="5" text:anchor-type="paragraph" svg:x="7.671cm" svg:y="-6.35cm" svg:width="2.559cm" svg:height="5.551cm" draw:z-index="5">
            <draw:image xlink:href="Pictures/2000000100001530000031EBC229E6BF.svm" xlink:type="simple" xlink:show="embed" xlink:actuate="onLoad"/>
            <svg:title>Drummer</svg:title>
            <svg:desc>An image of a drummer</svg:desc>
          </draw:frame>
          <draw:frame draw:style-name="Mfr1" draw:name="3" text:anchor-type="paragraph" svg:x="10.458cm" svg:y="-6.35cm" svg:width="2.535cm" svg:height="5.551cm" draw:z-index="9">
            <draw:image xlink:href="Pictures/20000001000017270000379B5DCCFFAA.svm" xlink:type="simple" xlink:show="embed" xlink:actuate="onLoad"/>
            <svg:title>Electric guitar player</svg:title>
            <svg:desc>An image of an electric guitar player</svg:desc>
          </draw:frame>
          <draw:frame draw:style-name="Mfr1" draw:name="8" text:anchor-type="paragraph" svg:x="13.171cm" svg:y="-6.35cm" svg:width="3.223cm" svg:height="5.551cm" draw:z-index="11">
            <draw:image xlink:href="Pictures/20000001000025EE00003CFA5172F26F.svm" xlink:type="simple" xlink:show="embed" xlink:actuate="onLoad"/>
            <svg:title>Guitar player</svg:title>
            <svg:desc>An image of a guitar player</svg:desc>
          </draw:frame>
          <text:s text:c="5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Handcrafted</meta:initial-creator>
    <dc:creator>Jos van den Oever</dc:creator>
    <meta:creation-date>2011-11-11T11:11:11</meta:creation-date>
    <dc:date>2012-08-08T19:56:56</dc:date>
    <meta:editing-duration>PT1H12S</meta:editing-duration>
    <meta:editing-cycles>1</meta:editing-cycles>
    <meta:document-statistic meta:table-count="0" meta:image-count="6" meta:object-count="0" meta:page-count="2" meta:paragraph-count="18" meta:word-count="284" meta:character-count="1628" meta:non-whitespace-character-count="1347"/>
  </office:meta>
</office:document-meta>
</file>